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Heading_20_1" style:list-style-name="WWNum1">
      <style:paragraph-properties fo:margin-left="0.5in" fo:margin-right="0in" fo:text-indent="-0.25in" style:auto-text-indent="false" fo:break-before="page"/>
    </style:style>
    <style:style style:name="P6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color="#000000" style:text-underline-style="none"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none" fo:font-weight="bold" style:font-size-asian="14pt" style:font-weight-asian="bold" style:font-size-complex="14pt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1g89l56wtx7i" text:style-name="Index_20_Link" text:visited-style-name="Index_20_Link"><text:span text:style-name="T1">1. Introdução<text:tab/>2</text:span></text:a></text:p>
          <text:p text:style-name="P1"><text:a xlink:type="simple" xlink:href="#_zoyi9tpviw9" text:style-name="Index_20_Link" text:visited-style-name="Index_20_Link"><text:span text:style-name="T1">2. Definir ferramentas, tecnologias e padrões<text:tab/>3</text:span></text:a></text:p>
          <text:p text:style-name="P1"><text:a xlink:type="simple" xlink:href="#_5dlsc7s88mxp" text:style-name="Index_20_Link" text:visited-style-name="Index_20_Link"><text:span text:style-name="T1">3. Estudar sobre as ferramentas, tecnologias e padrões<text:tab/>4</text:span></text:a></text:p>
          <text:p text:style-name="P1"><text:a xlink:type="simple" xlink:href="#_39g33ubnu03q" text:style-name="Index_20_Link" text:visited-style-name="Index_20_Link"><text:span text:style-name="T1">4. Definir ordem das tarefas a serem executadas<text:tab/>5</text:span></text:a></text:p>
          <text:p text:style-name="P1"><text:a xlink:type="simple" xlink:href="#_gdqcjoitxj62" text:style-name="Index_20_Link" text:visited-style-name="Index_20_Link"><text:span text:style-name="T1">5. Separar as tarefas em partes menores<text:tab/>6</text:span></text:a></text:p>
          <text:p text:style-name="P1"><text:a xlink:type="simple" xlink:href="#_c5gbmuug9pbb" text:style-name="Index_20_Link" text:visited-style-name="Index_20_Link"><text:span text:style-name="T1">6. Iniciar o projeto<text:tab/>7</text:span></text:a></text:p>
          <text:p text:style-name="P1"><text:a xlink:type="simple" xlink:href="#_3uhmfr293fh6" text:style-name="Index_20_Link" text:visited-style-name="Index_20_Link"><text:span text:style-name="T1">7. Conclusão<text:tab/>8</text:span></text:a></text:p>
          <text:p text:style-name="P1"><text:a xlink:type="simple" xlink:href="#_lohntjpz31g6" text:style-name="Index_20_Link" text:visited-style-name="Index_20_Link"><text:span text:style-name="T1">8. Referências<text:tab/>9</text:span></text:a></text:p>
        </text:index-body>
      </text:table-of-content>
      <text:p text:style-name="Heading_20_1"><text:bookmark text:name="_p7cx5eysxldm"/></text:p>
      <text:list xml:id="list3843964849" text:style-name="WWNum1">
        <text:list-item>
          <text:p text:style-name="P5"><text:bookmark text:name="_1g89l56wtx7i"/><text:span text:style-name="T3">Introdução</text:span></text:p>
        </text:list-item>
      </text:list>
      <text:p text:style-name="Standard"/>
      <text:p text:style-name="Standard">Quando inicio um novo projeto gosto de investir um tempo, antes de começar a colocar a mão na massa, para definir como vou seguir com as atividades.</text:p>
      <text:p text:style-name="Standard"/>
      <text:p text:style-name="Standard">É um passo simples, onde pego um novo documento em branco no Notepad++ e vou escrevendo tudo aquilo que tenho que incluir no projeto para que ele seja executado com sucesso.</text:p>
      <text:p text:style-name="Standard"/>
      <text:p text:style-name="Standard">Normalmente sigo os cinco passos abaixo para isso:</text:p>
      <text:p text:style-name="Standard"/>
      <text:list xml:id="list491817141" text:style-name="WWNum2">
        <text:list-item>
          <text:p text:style-name="P3">Definir ferramentas, tecnologias e padrões</text:p>
        </text:list-item>
        <text:list-item>
          <text:p text:style-name="P3">Estudar sobre as ferramentas, tecnologias e padrões</text:p>
        </text:list-item>
        <text:list-item>
          <text:p text:style-name="P3">Definir ordem das tarefas a serem executadas</text:p>
        </text:list-item>
        <text:list-item>
          <text:p text:style-name="P3">Separar as tarefas em partes menores</text:p>
        </text:list-item>
        <text:list-item>
          <text:p text:style-name="P3">Iniciar o projeto</text:p>
        </text:list-item>
      </text:list>
      <text:p text:style-name="Standard"/>
      <text:p text:style-name="Standard">É uma receita de bolo que uso, para facilitar o início de qualquer projeto que venha a trabalhar.</text:p>
      <text:p text:style-name="Standard"/>
      <text:p text:style-name="Standard">Neste documento vou colocar as informações sobre cada um dos passos, assim acredito que irei ajudar a quem for me avaliar a entender um pouco sobre o meu modo de planejar e executar um projeto.</text:p>
      <text:p text:style-name="Standard"/>
      <text:p text:style-name="Heading_20_1"><text:bookmark text:name="_vhxio2jmexv7"/></text:p>
      <text:list xml:id="list53351683818073" text:continue-list="list3843964849" text:style-name="WWNum1">
        <text:list-item>
          <text:p text:style-name="P5"><text:bookmark text:name="_zoyi9tpviw9"/>Definir ferramentas, tecnologias e padrões</text:p>
        </text:list-item>
      </text:list>
      <text:p text:style-name="P4"/>
      <text:p text:style-name="P4">Parece algo trivial, mas é importante saber quais ferramentas, tecnologias e padrões vão ser utilizadas no projeto, isso ajuda a não se perder no meio do caminho com tantas possibilidades que existem.</text:p>
      <text:p text:style-name="P4"/>
      <text:p text:style-name="P4">Veja bem, sou aberto a mudanças, isso não é algo que após escrito não pode ser mudado, mas é muito importante definir antes de começar o projeto o que utilizaremos nele e tentar seguir o que foi definido.</text:p>
      <text:p text:style-name="P4"/>
      <text:p text:style-name="P4">Ao seguir as definições ganhamos tempo criando soluções para os problemas do projeto ao invés de ficar perdendo tempo imaginando como e o que devemos usar para resolver tais problemas.</text:p>
      <text:p text:style-name="P4"/>
      <text:p text:style-name="Standard">Lógico que se existir alguma ferramenta, tecnologia ou padrão que nos ajude elas podem ser incorporadas, mas isso deve ser a exceção da exceção, a regra deve ser seguir conforme o planejamento inicial.</text:p>
      <text:p text:style-name="Standard"/>
      <text:p text:style-name="Standard">Abaixo segue os itens que decidi usar para o projeto:</text:p>
      <text:p text:style-name="Standard"/>
      <text:p text:style-name="Standard"/>
      <text:p text:style-name="Heading_20_1"><text:bookmark text:name="_k9sb7g4f97rv"/></text:p>
      <text:list xml:id="list53351487612129" text:continue-numbering="true" text:style-name="WWNum1">
        <text:list-item>
          <text:p text:style-name="P5"><text:bookmark text:name="_5dlsc7s88mxp"/>Estudar sobre as ferramentas, tecnologias e padrões</text:p>
        </text:list-item>
      </text:list>
      <text:p text:style-name="Standard"/>
      <text:p text:style-name="Standard">Algumas pessoas tem um dom que eu admiro muito que é ver ou estudar alguma coisa e decorar para o resto da vida, infelizmente eu não tenho esse dom.</text:p>
      <text:p text:style-name="Standard"/>
      <text:p text:style-name="Standard">Eu sei e lembro que existe uma solução, que já trabalhei ou li sobre o assunto, mas nem sempre tenho decorado em minha mente aquilo.</text:p>
      <text:p text:style-name="Standard"/>
      <text:p text:style-name="Standard">Sou muito bom com lógica, análise de dados e em solução de problemas, mas não sou um bom decorador de código, padrões e convenções.</text:p>
      <text:p text:style-name="Standard"/>
      <text:p text:style-name="Standard">Por este motivo sempre acho prudente recapitular, ver se não existe algo melhor ou uma versão mais atualizada do que aquilo que estou propondo a usar ou se não existe algo novo que eu ainda não conheça que possa ser útil para o projeto.</text:p>
      <text:p text:style-name="Standard"/>
      <text:p text:style-name="Standard">Após fazer este estudo atualizo o passo 1 se for necessário e só então sigo para o passo 3.</text:p>
      <text:p text:style-name="Standard"/>
      <text:p text:style-name="Standard">Como vou versionar este documento é bem provável que as atualizações sejam quase todas relacionadas a isso.</text:p>
      <text:p text:style-name="Standard"/>
      <text:p text:style-name="Heading_20_1"><text:bookmark text:name="_71jsvziwq1mo"/></text:p>
      <text:list xml:id="list53351029361043" text:continue-numbering="true" text:style-name="WWNum1">
        <text:list-item>
          <text:p text:style-name="P5"><text:bookmark text:name="_39g33ubnu03q"/>Definir ordem das tarefas a serem executadas</text:p>
        </text:list-item>
      </text:list>
      <text:p text:style-name="Standard"/>
      <text:p text:style-name="Standard">“Para quem não sabe para onde vai, qualquer caminho serve”</text:p>
      <text:p text:style-name="Standard"/>
      <text:p text:style-name="Standard">Esse é um trecho do livro “Alice no país das maravilhas”, sei que é meio clichê, mas para mim é importante, pois gosto de saber onde vou chegar e para isso gosto de saber o caminho que vou trilhar para chegar lá.</text:p>
      <text:p text:style-name="Standard"/>
      <text:p text:style-name="Standard">Então antes de começar realmente um projeto crio uma lista das tarefas macros que preciso seguir para chegar ao meu objetivo, neste projeto criei as tarefas marco abaixo:</text:p>
      <text:p text:style-name="Standard"/>
      <text:p text:style-name="Standard">Definir ferramentas, tecnologias e padrões</text:p>
      <text:p text:style-name="Standard">Criar documentação do passo-a-passo do projeto</text:p>
      <text:p text:style-name="Standard">Criar repositório na ferramenta de versionamento</text:p>
      <text:p text:style-name="Standard">Criar MER com base no escopo</text:p>
      <text:p text:style-name="Standard">Montar projeto inicial base no Docker</text:p>
      <text:p text:style-name="Standard">Lanças as tarefas macro no sistema de gerenciamento de tarefas</text:p>
      <text:p text:style-name="Standard">Criar as tarefas mini iniciais e lançar no sistema</text:p>
      <text:p text:style-name="Heading_20_1"><text:bookmark text:name="_evfncw1qb6b"/></text:p>
      <text:list xml:id="list53350517217922" text:continue-numbering="true" text:style-name="WWNum1">
        <text:list-item>
          <text:p text:style-name="P5"><text:bookmark text:name="_gdqcjoitxj62"/>Separar as tarefas em partes menores</text:p>
        </text:list-item>
      </text:list>
      <text:p text:style-name="Standard"/>
      <text:p text:style-name="Standard">Você deve estar se perguntando: Mas você não já criou as tarefas no item anterior?</text:p>
      <text:p text:style-name="Standard"/>
      <text:p text:style-name="Standard">Sim, eu criei, mas neste item eu refino as ideias propostas anteriormente, pois cada uma das tarefas macro podem gerar diversas tarefas mini e ao longo da construção do projeto mais e mais tarefas mini devem ser criadas, mas sempre se atentando a não fugir das tarefas macro, pois isso pode levar a atrasos e só deve ser feito em último caso se realmente não tiver outro jeito.</text:p>
      <text:p text:style-name="Standard"/>
      <text:p text:style-name="Standard">As tarefas macro são para direcionar como chegar ao objetivo, as tarefas mini são cada passo que damos para chegar ao objetivo sem se desviar do caminho.</text:p>
      <text:p text:style-name="Standard"/>
      <text:p text:style-name="Standard">Vou deixar aqui o link do “Jira” que criei para este projeto, assim podem ter uma ideia melhor de como as tarefas foram divididas, o que foi finalizado e o que ainda estava em andamento e não pode ser concluído e tudo aquilo que queria fazer e acabei não fazendo por falta de tempo.</text:p>
      <text:p text:style-name="Standard"/>
      <text:p text:style-name="Heading_20_1"><text:bookmark text:name="_hj1brvcussql"/></text:p>
      <text:list xml:id="list53352162335832" text:continue-numbering="true" text:style-name="WWNum1">
        <text:list-item>
          <text:p text:style-name="P5"><text:bookmark text:name="_c5gbmuug9pbb"/>Iniciar o projeto</text:p>
        </text:list-item>
      </text:list>
      <text:p text:style-name="Standard"/>
      <text:p text:style-name="Standard">Pode parecer bobo ter um tópico só para se iniciar o projeto, mas ao menos para mim esse é um dos passos mais importantes, pois por muito tempo fui um grande planejador e um executor medíocre.</text:p>
      <text:p text:style-name="Standard"/>
      <text:p text:style-name="Standard">Eu tinha várias ideias e fazia planos detalhados, mas não tirava do papel, e isso não acontecia por falta de tempo, conhecimento ou coragem (a coragem nos faz aceitar novos desafios e aprender coisas novas), acontecia simplesmente pelo fato de eu não iniciar.</text:p>
      <text:p text:style-name="Standard"/>
      <text:p text:style-name="Standard">Então em todos os projetos que faço parte existe um passo para iniciar o projeto, nem todo mundo aceita, muitos ruim ou zombam, mas para mim funciona, e esse documento é o primeiro passo deste projeto.</text:p>
      <text:p text:style-name="Standard"/>
      <text:p text:style-name="Standard">Lógico que este documento que vocês estão lendo não é o documento que eu comecei, mas sim o documento final que fui modificando ao longo do projeto.</text:p>
      <text:p text:style-name="Standard"/>
      <text:p text:style-name="Standard">Vou versioná-lo também, assim podem ver como minha visão do projeto mudou e como ele evoluiu ao longo desta jornada.</text:p>
      <text:p text:style-name="Standard"/>
      <text:p text:style-name="Heading_20_1"><text:bookmark text:name="_x81usxyxz6s"/></text:p>
      <text:list xml:id="list53350478218253" text:continue-numbering="true" text:style-name="WWNum1">
        <text:list-item>
          <text:p text:style-name="P5"><text:bookmark text:name="_3uhmfr293fh6"/>Conclusão</text:p>
        </text:list-item>
      </text:list>
      <text:p text:style-name="Standard"/>
      <text:p text:style-name="Standard">Ao fim do projeto voltarei neste tópico e então irei colocar minhas dificuldades, aprendizados e tudo aquilo que criar este projeto agregou a mim como pessoa e desenvolvedor de sistemas.</text:p>
      <text:p text:style-name="Standard"/>
      <text:p text:style-name="Standard"/>
      <text:p text:style-name="Heading_20_1"><text:bookmark text:name="_f621unjg9ekh"/></text:p>
      <text:list xml:id="list53351205023247" text:continue-numbering="true" text:style-name="WWNum1">
        <text:list-item>
          <text:p text:style-name="P5"><text:bookmark text:name="_lohntjpz31g6"/>Referências</text:p>
        </text:list-item>
      </text:list>
      <text:p text:style-name="Standard"/>
      <text:p text:style-name="Standard">“Se eu vi mais longe, foi por estar sobre ombros de gigantes”</text:p>
      <text:p text:style-name="Standard"/>
      <text:p text:style-name="Standard">Este é um trecho de uma carta de Isaac Newton para Robert Hooke que foi enviada em 5 de fevereiro de 1676 e foi baseado em uma metáfora atribuída a Bernardo de Chartres.</text:p>
      <text:p text:style-name="Standard"/>
      <text:p text:style-name="Standard">Ler a documentação, pesquisar informações e tutoriais, aprender a usar uma nova ferramenta ou biblioteca, tudo isso e muito mais faz parte da construção de um projeto.</text:p>
      <text:p text:style-name="Standard"/>
      <text:p text:style-name="Standard">Abaixo segue uma lista dos “ombros” que me apoiei para chegar ao fim deste projeto:</text:p>
      <text:p text:style-name="Standard"/>
      <text:p text:style-name="Standard">Escopo:</text:p>
      <text:p text:style-name="Standard"><text:a xlink:type="simple" xlink:href="https://github.com/OM30/desafio-OM30/blob/master/DesafioPHPBackendLaravel.md" text:style-name="ListLabel_20_19" text:visited-style-name="ListLabel_20_19"><text:span text:style-name="T6">https://github.com/OM30/desafio-OM30/blob/master/DesafioPHPBackendLaravel.md</text:span></text:a></text:p>
      <text:p text:style-name="Standard"/>
      <text:p text:style-name="Standard">Documentações:</text:p>
      <text:p text:style-name="Standard"><text:a xlink:type="simple" xlink:href="https://laravel.com/docs/10.x" text:style-name="ListLabel_20_19" text:visited-style-name="ListLabel_20_19"><text:span text:style-name="T6">https://laravel.com/docs/10.x</text:span></text:a></text:p>
      <text:p text:style-name="Standard"><text:a xlink:type="simple" xlink:href="https://www.php.net/" text:style-name="ListLabel_20_19" text:visited-style-name="ListLabel_20_19"><text:span text:style-name="T6">https://www.php.net/</text:span></text:a></text:p>
      <text:p text:style-name="Standard"><text:a xlink:type="simple" xlink:href="https://www.conventionalcommits.org/pt-br/v1.0.0-beta.4/" text:style-name="ListLabel_20_19" text:visited-style-name="ListLabel_20_19"><text:span text:style-name="T6">https://www.conventionalcommits.org/pt-br/v1.0.0-beta.4/</text:span></text:a></text:p>
      <text:p text:style-name="Standard"><text:a xlink:type="simple" xlink:href="https://github.com/conventional-commits/conventionalcommits.org" text:style-name="ListLabel_20_19" text:visited-style-name="ListLabel_20_19"><text:span text:style-name="T6">https://github.com/conventional-commits/conventionalcommits.org</text:span></text:a></text:p>
      <text:p text:style-name="Standard"/>
      <text:p text:style-name="Standard"/>
      <text:p text:style-name="Standard">Tutoriais: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69" meta:word-count="1118" meta:character-count="6552" meta:non-whitespace-character-count="5516"/>
    <meta:generator>LibreOfficeDev/6.0.5.2$Linux_X86_64 LibreOffice_project/</meta:generator>
  </office:meta>
</office:document-meta>
</file>